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2pt" style:font-size-asian="12pt" style:font-size-complex="12pt"/>
    </style:style>
    <style:style style:name="P3" style:parent-style-name="Standard" style:family="paragraph">
      <style:text-properties fo:font-size="12pt" style:font-size-asian="12pt" style:font-size-complex="12pt"/>
    </style:style>
    <style:style style:name="P4" style:parent-style-name="Standard" style:family="paragraph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P7" style:parent-style-name="Standard" style:family="paragraph">
      <style:text-properties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/>
    </style:style>
    <style:style style:name="P9" style:parent-style-name="Standard" style:family="paragraph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name="P12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User Stories</text:p>
      <text:p text:style-name="P2">1. As a user, I want to consult the recipes’ history, so that I can remember the ones <text:s/>I already cooked.</text:p>
      <text:p text:style-name="P3">2. As a user, I want to save my favorite recipes, so I don't have to search it on the next login.</text:p>
      <text:p text:style-name="P4">3. As a user, I<text:s/>want to set my cooking level, so that I can cook recipes according to this.</text:p>
      <text:p text:style-name="P5">4. As a user, I want to set my food preferences, so that I can cook recipes according to this.</text:p>
      <text:p text:style-name="P6">5. As an off-site student, I want to<text:s/>download the shopping list, so that I<text:s/>can use it offline.</text:p>
      <text:p text:style-name="P7">6. As a chef, I want to add recipes, so that the cookery book is fuller.</text:p>
      <text:p text:style-name="P8">7. As a user, I want to<text:s/>search recipes by filters, so<text:s/>that<text:s/>I can<text:s/>find recipes according to this.</text:p>
      <text:p text:style-name="P9">8. As an off-site student, I want to view pre-set weekly meals plans, so that I save time setting the weekly meals plan.</text:p>
      <text:p text:style-name="P10">9. As a beginner user, I want a tutorial, so I can learn faster how to use the app.</text:p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line-height="104%" fo:margin-left="0.5in">
        <style:tab-stops/>
      </style:paragraph-properties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format="1" text:display-levels="4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format="1" text:display-levels="7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rlo giralda</meta:initial-creator>
    <dc:creator>gianmarco bordin</dc:creator>
    <meta:creation-date>2021-09-25T11:24:00Z</meta:creation-date>
    <dc:date>2022-01-30T09:35:00Z</dc:date>
    <meta:print-date>2021-09-26T10:41:00Z</meta:print-date>
    <meta:template xlink:href="Normal" xlink:type="simple"/>
    <meta:editing-cycles>13</meta:editing-cycles>
    <meta:editing-duration>PT42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0" meta:character-count="874" meta:row-count="6" meta:non-whitespace-character-count="745"/>
  </office:meta>
</office:document-meta>
</file>